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6cm" svg:stroke-color="#808080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2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3" style:family="graphic" style:parent-style-name="standard">
      <style:graphic-properties svg:stroke-color="#eeeeee" draw:fill="none" draw:textarea-horizontal-align="justify" draw:textarea-vertical-align="middle" draw:auto-grow-height="false" fo:min-height="3.75cm" fo:min-width="6.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g>
          <draw:line draw:style-name="gr1" draw:text-style-name="P1" draw:layer="layout" svg:x1="6.079cm" svg:y1="3.19cm" svg:x2="6.879cm" svg:y2="4.39cm">
            <text:p/>
          </draw:line>
          <draw:line draw:style-name="gr1" draw:text-style-name="P1" draw:layer="layout" svg:x1="5.279cm" svg:y1="4.39cm" svg:x2="6.879cm" svg:y2="4.39cm">
            <text:p/>
          </draw:line>
          <draw:line draw:style-name="gr1" draw:text-style-name="P1" draw:layer="layout" svg:x1="6.079cm" svg:y1="3.19cm" svg:x2="5.279cm" svg:y2="4.39cm">
            <text:p/>
          </draw:line>
        </draw:g>
        <draw:g>
          <draw:line draw:style-name="gr1" draw:text-style-name="P1" draw:layer="layout" svg:x1="4.479cm" svg:y1="3.19cm" svg:x2="5.279cm" svg:y2="4.39cm">
            <text:p/>
          </draw:line>
          <draw:line draw:style-name="gr1" draw:text-style-name="P1" draw:layer="layout" svg:x1="3.679cm" svg:y1="4.39cm" svg:x2="5.279cm" svg:y2="4.39cm">
            <text:p/>
          </draw:line>
          <draw:line draw:style-name="gr1" draw:text-style-name="P1" draw:layer="layout" svg:x1="4.479cm" svg:y1="3.19cm" svg:x2="3.679cm" svg:y2="4.39cm">
            <text:p/>
          </draw:line>
        </draw:g>
        <draw:g>
          <draw:line draw:style-name="gr1" draw:text-style-name="P1" draw:layer="layout" svg:x1="7.679cm" svg:y1="3.19cm" svg:x2="8.479cm" svg:y2="4.39cm">
            <text:p/>
          </draw:line>
          <draw:line draw:style-name="gr1" draw:text-style-name="P1" draw:layer="layout" svg:x1="6.879cm" svg:y1="4.39cm" svg:x2="8.479cm" svg:y2="4.39cm">
            <text:p/>
          </draw:line>
          <draw:line draw:style-name="gr1" draw:text-style-name="P1" draw:layer="layout" svg:x1="7.679cm" svg:y1="3.19cm" svg:x2="6.879cm" svg:y2="4.39cm">
            <text:p/>
          </draw:line>
        </draw:g>
        <draw:line draw:style-name="gr2" draw:text-style-name="P1" draw:layer="layout" svg:x1="5.279cm" svg:y1="4.79cm" svg:x2="6.079cm" svg:y2="4.79cm">
          <text:p/>
        </draw:line>
        <draw:line draw:style-name="gr2" draw:text-style-name="P1" draw:layer="layout" svg:x1="3.679cm" svg:y1="3.59cm" svg:x2="6.879cm" svg:y2="3.59cm">
          <text:p/>
        </draw:line>
        <draw:line draw:style-name="gr2" draw:text-style-name="P1" draw:layer="layout" svg:x1="2.879cm" svg:y1="4.99cm" svg:x2="7.679cm" svg:y2="4.99cm">
          <text:p/>
        </draw:line>
        <draw:g>
          <draw:line draw:style-name="gr2" draw:text-style-name="P1" draw:layer="layout" svg:x1="3.679cm" svg:y1="3.59cm" svg:x2="4.479cm" svg:y2="4.79cm">
            <text:p/>
          </draw:line>
          <draw:line draw:style-name="gr2" draw:text-style-name="P1" draw:layer="layout" svg:x1="2.879cm" svg:y1="4.79cm" svg:x2="4.479cm" svg:y2="4.79cm">
            <text:p/>
          </draw:line>
          <draw:line draw:style-name="gr2" draw:text-style-name="P1" draw:layer="layout" svg:x1="3.679cm" svg:y1="3.59cm" svg:x2="2.879cm" svg:y2="4.79cm">
            <text:p/>
          </draw:line>
        </draw:g>
        <draw:g>
          <draw:line draw:style-name="gr2" draw:text-style-name="P1" draw:layer="layout" svg:x1="5.279cm" svg:y1="3.59cm" svg:x2="6.079cm" svg:y2="4.79cm">
            <text:p/>
          </draw:line>
          <draw:line draw:style-name="gr2" draw:text-style-name="P1" draw:layer="layout" svg:x1="4.479cm" svg:y1="4.79cm" svg:x2="6.079cm" svg:y2="4.79cm">
            <text:p/>
          </draw:line>
          <draw:line draw:style-name="gr2" draw:text-style-name="P1" draw:layer="layout" svg:x1="5.279cm" svg:y1="3.59cm" svg:x2="4.479cm" svg:y2="4.79cm">
            <text:p/>
          </draw:line>
        </draw:g>
        <draw:g>
          <draw:line draw:style-name="gr2" draw:text-style-name="P1" draw:layer="layout" svg:x1="6.879cm" svg:y1="3.59cm" svg:x2="7.679cm" svg:y2="4.79cm">
            <text:p/>
          </draw:line>
          <draw:line draw:style-name="gr2" draw:text-style-name="P1" draw:layer="layout" svg:x1="6.079cm" svg:y1="4.79cm" svg:x2="7.679cm" svg:y2="4.79cm">
            <text:p/>
          </draw:line>
          <draw:line draw:style-name="gr2" draw:text-style-name="P1" draw:layer="layout" svg:x1="6.879cm" svg:y1="3.59cm" svg:x2="6.079cm" svg:y2="4.79cm">
            <text:p/>
          </draw:line>
        </draw:g>
        <draw:line draw:style-name="gr2" draw:text-style-name="P1" draw:layer="layout" svg:x1="2.879cm" svg:y1="4.79cm" svg:x2="2.879cm" svg:y2="4.99cm">
          <text:p/>
        </draw:line>
        <draw:line draw:style-name="gr2" draw:text-style-name="P1" draw:layer="layout" svg:x1="7.679cm" svg:y1="4.79cm" svg:x2="7.679cm" svg:y2="4.99cm">
          <text:p/>
        </draw:line>
        <draw:line draw:style-name="gr2" draw:text-style-name="P1" draw:layer="layout" svg:x1="4.479cm" svg:y1="3.19cm" svg:x2="3.679cm" svg:y2="3.59cm">
          <text:p/>
        </draw:line>
        <draw:line draw:style-name="gr2" draw:text-style-name="P1" draw:layer="layout" svg:x1="7.679cm" svg:y1="3.19cm" svg:x2="6.879cm" svg:y2="3.59cm">
          <text:p/>
        </draw:line>
        <draw:line draw:style-name="gr2" draw:text-style-name="P1" draw:layer="layout" svg:x1="6.079cm" svg:y1="3.19cm" svg:x2="5.279cm" svg:y2="3.59cm">
          <text:p/>
        </draw:line>
        <draw:line draw:style-name="gr2" draw:text-style-name="P1" draw:layer="layout" svg:x1="4.479cm" svg:y1="3.19cm" svg:x2="7.679cm" svg:y2="3.19cm">
          <text:p/>
        </draw:line>
        <draw:line draw:style-name="gr2" draw:text-style-name="P1" draw:layer="layout" svg:x1="8.479cm" svg:y1="4.39cm" svg:x2="7.679cm" svg:y2="3.19cm">
          <text:p/>
        </draw:line>
        <draw:line draw:style-name="gr2" draw:text-style-name="P1" draw:layer="layout" svg:x1="8.479cm" svg:y1="4.39cm" svg:x2="7.679cm" svg:y2="4.79cm">
          <text:p/>
        </draw:line>
        <draw:line draw:style-name="gr2" draw:text-style-name="P1" draw:layer="layout" svg:x1="8.479cm" svg:y1="4.39cm" svg:x2="8.479cm" svg:y2="4.59cm">
          <text:p/>
        </draw:line>
        <draw:line draw:style-name="gr2" draw:text-style-name="P1" draw:layer="layout" svg:x1="8.479cm" svg:y1="4.39cm" svg:x2="3.679cm" svg:y2="4.39cm">
          <text:p/>
        </draw:line>
        <draw:line draw:style-name="gr2" draw:text-style-name="P1" draw:layer="layout" svg:x1="3.679cm" svg:y1="4.39cm" svg:x2="2.879cm" svg:y2="4.79cm">
          <text:p/>
        </draw:line>
        <draw:line draw:style-name="gr2" draw:text-style-name="P1" draw:layer="layout" svg:x1="8.479cm" svg:y1="4.59cm" svg:x2="7.679cm" svg:y2="4.99cm">
          <text:p/>
        </draw:line>
        <draw:custom-shape draw:style-name="gr3" draw:text-style-name="P1" draw:layer="layout" svg:width="6.6cm" svg:height="4cm" svg:x="2.4cm" svg:y="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3:05:13.976000000</meta:creation-date>
    <dc:date>2018-11-28T22:58:51.111000000</dc:date>
    <meta:editing-duration>PT7H8M21S</meta:editing-duration>
    <meta:editing-cycles>44</meta:editing-cycles>
    <meta:generator>LibreOffice/6.0.6.2$Windows_X86_64 LibreOffice_project/0c292870b25a325b5ed35f6b45599d2ea4458e77</meta:generator>
    <meta:document-statistic meta:object-count="40"/>
  </office:meta>
</office:document-meta>
</file>